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ce181e" fo:font-weight="bold" style:font-weight-asian="bold" style:font-weight-complex="bold"/>
    </style:style>
    <style:style style:name="P2" style:family="paragraph" style:parent-style-name="Standard">
      <style:text-properties fo:color="#ce181e" fo:font-weight="bold" officeooo:paragraph-rsid="0037a3da" style:font-weight-asian="bold" style:font-weight-complex="bold"/>
    </style:style>
    <style:style style:name="P3" style:family="paragraph" style:parent-style-name="Standard">
      <style:text-properties fo:color="#ce181e" fo:font-weight="bold" officeooo:paragraph-rsid="002ef5e9" style:font-weight-asian="bold" style:font-weight-complex="bold"/>
    </style:style>
    <style:style style:name="P4" style:family="paragraph" style:parent-style-name="Standard">
      <style:text-properties fo:color="#ce181e" fo:font-weight="bold" officeooo:paragraph-rsid="005d639f" style:font-weight-asian="bold" style:font-weight-complex="bold"/>
    </style:style>
    <style:style style:name="P5" style:family="paragraph" style:parent-style-name="Standard">
      <style:text-properties fo:color="#ce181e" fo:font-weight="bold" officeooo:paragraph-rsid="005fdf01" style:font-weight-asian="bold" style:font-weight-complex="bold"/>
    </style:style>
    <style:style style:name="P6" style:family="paragraph" style:parent-style-name="Standard">
      <style:text-properties fo:color="#ce181e" fo:font-weight="normal" style:font-weight-asian="normal" style:font-weight-complex="normal"/>
    </style:style>
    <style:style style:name="P7" style:family="paragraph" style:parent-style-name="Standard">
      <style:text-properties fo:color="#ce181e" fo:font-weight="normal" officeooo:paragraph-rsid="00407792" style:font-weight-asian="normal" style:font-weight-complex="normal"/>
    </style:style>
    <style:style style:name="P8" style:family="paragraph" style:parent-style-name="Standard">
      <style:text-properties fo:color="#ce181e" fo:font-weight="normal" officeooo:paragraph-rsid="0042dd5b" style:font-weight-asian="normal" style:font-weight-complex="normal"/>
    </style:style>
    <style:style style:name="P9" style:family="paragraph" style:parent-style-name="Standard">
      <style:text-properties fo:color="#ce181e" fo:font-weight="normal" officeooo:paragraph-rsid="004deef3" style:font-weight-asian="normal" style:font-weight-complex="normal"/>
    </style:style>
    <style:style style:name="P10" style:family="paragraph" style:parent-style-name="Standard">
      <style:text-properties fo:color="#ce181e" officeooo:paragraph-rsid="002ef5e9"/>
    </style:style>
    <style:style style:name="P11" style:family="paragraph" style:parent-style-name="Standard">
      <style:text-properties fo:color="#ce181e" officeooo:paragraph-rsid="00531a30"/>
    </style:style>
    <style:style style:name="P12" style:family="paragraph" style:parent-style-name="Standard">
      <style:text-properties fo:color="#ce181e" officeooo:paragraph-rsid="00534f8a"/>
    </style:style>
    <style:style style:name="P13" style:family="paragraph" style:parent-style-name="Standard">
      <style:text-properties fo:color="#ce181e" officeooo:paragraph-rsid="005686a0" fo:background-color="transparent"/>
    </style:style>
    <style:style style:name="P14" style:family="paragraph" style:parent-style-name="Standard">
      <style:text-properties fo:color="#ce181e" officeooo:rsid="00534f8a" officeooo:paragraph-rsid="005686a0" fo:background-color="transparent"/>
    </style:style>
    <style:style style:name="P15" style:family="paragraph" style:parent-style-name="Standard">
      <style:text-properties fo:color="#ce181e" officeooo:paragraph-rsid="005c7c13"/>
    </style:style>
    <style:style style:name="P16" style:family="paragraph" style:parent-style-name="Standard">
      <style:text-properties fo:color="#000000" fo:font-weight="normal" style:font-weight-asian="normal" style:font-weight-complex="normal"/>
    </style:style>
    <style:style style:name="P17" style:family="paragraph" style:parent-style-name="Standard">
      <style:text-properties fo:color="#000000" fo:font-weight="normal" officeooo:paragraph-rsid="002ef5e9" style:font-weight-asian="normal" style:font-weight-complex="normal"/>
    </style:style>
    <style:style style:name="P18" style:family="paragraph" style:parent-style-name="Standard">
      <style:text-properties fo:color="#000000" fo:font-weight="normal" officeooo:paragraph-rsid="0037a3da" style:font-weight-asian="normal" style:font-weight-complex="normal"/>
    </style:style>
    <style:style style:name="P19" style:family="paragraph" style:parent-style-name="Standard">
      <style:text-properties fo:color="#000000" fo:font-weight="normal" officeooo:paragraph-rsid="00407792" style:font-weight-asian="normal" style:font-weight-complex="normal"/>
    </style:style>
    <style:style style:name="P20" style:family="paragraph" style:parent-style-name="Standard">
      <style:text-properties fo:color="#000000" fo:font-weight="normal" officeooo:paragraph-rsid="0042dd5b" style:font-weight-asian="normal" style:font-weight-complex="normal"/>
    </style:style>
    <style:style style:name="P21" style:family="paragraph" style:parent-style-name="Standard">
      <style:text-properties fo:color="#000000" fo:font-weight="normal" officeooo:paragraph-rsid="004deef3" style:font-weight-asian="normal" style:font-weight-complex="normal"/>
    </style:style>
    <style:style style:name="P22" style:family="paragraph" style:parent-style-name="Standard">
      <style:text-properties fo:color="#000000" officeooo:paragraph-rsid="002e679b"/>
    </style:style>
    <style:style style:name="P23" style:family="paragraph" style:parent-style-name="Standard">
      <style:text-properties fo:color="#000000" officeooo:rsid="0044ebdf" officeooo:paragraph-rsid="0044ebdf"/>
    </style:style>
    <style:style style:name="P24" style:family="paragraph" style:parent-style-name="Standard">
      <style:text-properties fo:color="#000000" officeooo:paragraph-rsid="005686a0" fo:background-color="transparent"/>
    </style:style>
    <style:style style:name="P25" style:family="paragraph" style:parent-style-name="Standard">
      <style:text-properties fo:color="#000000" officeooo:rsid="00534f8a" officeooo:paragraph-rsid="005686a0" fo:background-color="transparent"/>
    </style:style>
    <style:style style:name="P26" style:family="paragraph" style:parent-style-name="Standard">
      <style:text-properties fo:color="#000000" officeooo:paragraph-rsid="00534f8a"/>
    </style:style>
    <style:style style:name="P27" style:family="paragraph" style:parent-style-name="Standard">
      <style:text-properties fo:color="#000000" officeooo:paragraph-rsid="005686a0"/>
    </style:style>
    <style:style style:name="P28" style:family="paragraph" style:parent-style-name="Standard">
      <style:text-properties fo:color="#000000" officeooo:paragraph-rsid="00578b3a"/>
    </style:style>
    <style:style style:name="P29" style:family="paragraph" style:parent-style-name="Standard">
      <style:text-properties fo:color="#000000" officeooo:paragraph-rsid="005aac46"/>
    </style:style>
    <style:style style:name="P30" style:family="paragraph" style:parent-style-name="Standard">
      <style:text-properties fo:color="#000000" officeooo:paragraph-rsid="005c7c13"/>
    </style:style>
    <style:style style:name="P31" style:family="paragraph" style:parent-style-name="Standard">
      <style:text-properties fo:color="#000000" officeooo:paragraph-rsid="005d639f"/>
    </style:style>
    <style:style style:name="P32" style:family="paragraph" style:parent-style-name="Standard">
      <style:text-properties fo:color="#000000" officeooo:paragraph-rsid="005e3d44"/>
    </style:style>
    <style:style style:name="P33" style:family="paragraph" style:parent-style-name="Standard">
      <style:text-properties fo:color="#000000" officeooo:paragraph-rsid="0066692a"/>
    </style:style>
    <style:style style:name="P34" style:family="paragraph" style:parent-style-name="Standard">
      <style:text-properties fo:color="#000000" officeooo:paragraph-rsid="0067eaf0"/>
    </style:style>
    <style:style style:name="P35" style:family="paragraph" style:parent-style-name="Standard">
      <style:text-properties officeooo:paragraph-rsid="004e6fc9"/>
    </style:style>
    <style:style style:name="P36" style:family="paragraph" style:parent-style-name="Standard">
      <style:text-properties officeooo:paragraph-rsid="0050150c"/>
    </style:style>
    <style:style style:name="P37" style:family="paragraph" style:parent-style-name="Standard">
      <style:text-properties officeooo:paragraph-rsid="00531a30"/>
    </style:style>
    <style:style style:name="P38" style:family="paragraph" style:parent-style-name="Standard">
      <style:text-properties officeooo:paragraph-rsid="00534f8a"/>
    </style:style>
    <style:style style:name="P39" style:family="paragraph" style:parent-style-name="Standard">
      <style:text-properties officeooo:paragraph-rsid="005686a0" fo:background-color="transparent"/>
    </style:style>
    <style:style style:name="P40" style:family="paragraph" style:parent-style-name="Standard">
      <style:text-properties officeooo:rsid="00534f8a" officeooo:paragraph-rsid="005686a0" fo:background-color="transparent"/>
    </style:style>
    <style:style style:name="P41" style:family="paragraph" style:parent-style-name="Standard">
      <style:text-properties officeooo:paragraph-rsid="005e3d44"/>
    </style:style>
    <style:style style:name="P42" style:family="paragraph" style:parent-style-name="Standard">
      <style:text-properties officeooo:paragraph-rsid="005fdf01"/>
    </style:style>
    <style:style style:name="P43" style:family="paragraph" style:parent-style-name="Standard">
      <style:text-properties officeooo:paragraph-rsid="0060693a"/>
    </style:style>
    <style:style style:name="P44" style:family="paragraph" style:parent-style-name="Standard">
      <style:text-properties officeooo:rsid="00534f8a" officeooo:paragraph-rsid="00534f8a" fo:background-color="#fff200"/>
    </style:style>
    <style:style style:name="P45"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ce181e" fo:font-weight="normal" style:font-weight-asian="normal" style:font-weight-complex="normal"/>
    </style:style>
    <style:style style:name="P46" style:family="paragraph" style:parent-style-name="Standard">
      <style:text-properties fo:color="#ce181e" officeooo:paragraph-rsid="005e3d44"/>
    </style:style>
    <style:style style:name="T1" style:family="text">
      <style:text-properties fo:color="#ce181e"/>
    </style:style>
    <style:style style:name="T2" style:family="text">
      <style:text-properties fo:color="#ce181e" fo:font-weight="bold" style:font-weight-asian="bold" style:font-weight-complex="bold"/>
    </style:style>
    <style:style style:name="T3" style:family="text">
      <style:text-properties fo:color="#ce181e" fo:font-weight="normal" style:font-weight-asian="normal" style:font-weight-complex="normal"/>
    </style:style>
    <style:style style:name="T4" style:family="text">
      <style:text-properties fo:color="#ce181e" officeooo:rsid="00534f8a"/>
    </style:style>
    <style:style style:name="T5" style:family="text">
      <style:text-properties fo:font-weight="bold" style:font-weight-asian="bold" style:font-weight-complex="bold"/>
    </style:style>
    <style:style style:name="T6" style:family="text">
      <style:text-properties fo:color="#000000" fo:font-weight="normal" style:font-weight-asian="normal" style:font-weight-complex="normal"/>
    </style:style>
    <style:style style:name="T7" style:family="text">
      <style:text-properties officeooo:rsid="0046d51b"/>
    </style:style>
    <style:style style:name="T8" style:family="text">
      <style:text-properties officeooo:rsid="00534f8a"/>
    </style:style>
    <style:style style:name="T9" style:family="text">
      <style:text-properties officeooo:rsid="00534f8a" fo:background-color="#fff2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s gráficos de datos proporcionan uno de los modos más accesibles, convincentes y expresivos para investigar y representar patrones en los datos. Este capítulo motivará la importancia de los gráficos de datos bien diseñados y describirá una taxonomía para comprender su composición. Si está viendo este material por primera vez, nunca volverá a ver los gráficos de datos de la misma manera: el suyo pronto será una lente más crítica.</text:p>
      <text:p text:style-name="Standard"/>
      <text:p text:style-name="Standard">2.2 Composición de gráficos de datos El ex pasante del New York Times y creador de FlowingData.com, Nathan Yau, hace la analogía de que crear gráficos de datos es como cocinar: cualquiera puede aprender a escribir comandos gráficos y generar trazados en la computadora. Del mismo modo, cualquiera puede calentar los alimentos en un microondas. Lo que separa una visualización de alta calidad de una simple son los mismos elementos que separan a los grandes chefs de los novatos: el dominio de sus herramientas, el conocimiento de sus ingredientes, el conocimiento y la creatividad [243]. En esta sección, presentamos un marco, basado en la investigación científica, para comprender los gráficos de datos. Esperamos que al interiorizar estas ideas refine su paleta de gráficos de datos.</text:p>
      <text:p text:style-name="Standard"/>
      <text:p text:style-name="Standard">2.2.1 Una taxonomía para gráficos de datos La taxonomía presentada en [243] proporciona una forma sistemática de pensar acerca de cómo los gráficos de datos transmiten información específica y cómo podrían mejorarse. Hadley Wickham implementa una gramática complementaria de gráficos [238] en el paquete de gráficos ggplot2 [212], aunque utilizando una terminología ligeramente diferente. Para mayor claridad, pospondremos la discusión de ggplot2 hasta el Capítulo 3. (Para ampliar nuestra analogía de cocción, debe aprender a saborear antes de poder aprender a cocinar bien). En este marco, los gráficos de datos se pueden entender en términos de cuatro elementos básicos. elementos: claves visuales, sistema de coordenadas, escala y contexto. A continuación explicamos esta visión y agregamos algunos elementos adicionales (facetas y capas). Esta sección debe equipar al lector cuidadoso con la capacidad de desglosar sistemáticamente los gráficos de datos, lo que permite un análisis más crítico de su contenido.</text:p>
      <text:p text:style-name="Standard"/>
      <text:p text:style-name="Standard">2.3 Importancia de los gráficos de datos: Challenger El 27 de enero de 1986, los ingenieros de Morton Thiokol, que suministraron motores de cohetes sólidos (SRM) a la NASA para el transbordador espacial, recomendaron que la NASA demorara el lanzamiento del transbordador espacial Challenger debido a la preocupación de que el frío El pronóstico del tiempo para el lanzamiento del día siguiente pondría en peligro la estabilidad de las juntas tóricas de goma que mantenían unidos los cohetes. Estos ingenieros proporcionaron 13 cuadros que fueron revisados durante una conferencia telefónica de dos horas que involucró a los ingenieros, sus gerentes y la NASA. La recomendación de los ingenieros fue anulada debido a la falta de evidencia persuasiva, y el lanzamiento se realizó a tiempo. Las juntas tóricas fallaron exactamente de la manera que los ingenieros temían 73 segundos después del lanzamiento, el Challenger explotó y los siete astronautas a bordo murieron [195].</text:p>
      <text:p text:style-name="Standard"/>
      <text:p text:style-name="Standard">Además de la trágica pérdida de vidas, el incidente fue un golpe devastador para la NASA y el programa espacial de los Estados Unidos. El tirón de manos que siguió incluyó un paréntesis de dos años y medio para la NASA y la formación de la Comisión Rogers para estudiar el desastre. Lo que quedó claro es que los ingenieros de Morton Thiokol habían identificado correctamente el vínculo causal clave entre la temperatura y el daño de la junta tórica. Lo hicieron usando análisis de datos estadísticos combinados con una explicación física plausible: en resumen, que las juntas tóricas de goma se volvieron frágiles a bajas temperaturas. (Este enlace fue demostrado por el legendario físico y miembro de la Comisión Rogers, Richard Feynman, durante las audiencias, usando un vaso de agua y algunos cubitos de hielo [195]). Por lo tanto, los ingenieros pudieron identificar la debilidad crítica utilizando su conocimiento de dominio. este caso, la ciencia espacial y su análisis de datos. Su fracaso, <text:soft-page-break/>y sus terribles consecuencias, fue de persuasión: simplemente no presentaron sus pruebas de manera convincente a los funcionarios de la NASA que finalmente tomaron la decisión de proceder con el lanzamiento. Más de 30 años después, esta tragedia sigue siendo críticamente importante. La evidencia aportada a las discusiones sobre si se lanzará fue en forma de tablas de datos escritas a mano (o "cuadros"), pero ninguna fue gráfica. En su amplia crítica del incidente, Edward Tufte crea un poderoso diagrama de dispersión similar a the one shown in Figure 2.17, which can be derived from data that the engineers had at the time, but in a far more effective presentation [195].</text:p>
      <text:p text:style-name="Standard"/>
      <text:p text:style-name="Standard">2.4 Crear presentaciones efectivas <text:span text:style-name="T1">Dar presentaciones efectivas es una habilidad importante para un científico de datos. Ya sea que estas presentaciones sean en conferencias académicas, en un aula, en una sala de juntas o incluso en el escenario, la capacidad de comunicarse con una audiencia es de un valor incalculable.</text:span> Si bien algunas personas pueden sentirse naturalmente más cómodas en el centro de atención, todos pueden mejorar la calidad de sus presentaciones. <text:span text:style-name="T1">Se justifican algunos consejos generales</text:span> [136]:</text:p>
      <text:p text:style-name="Standard"/>
      <text:p text:style-name="Standard"><text:span text:style-name="T2">Presupuesta tu tiempo</text:span> Solo tienes x minutos para hablar, y generalmente 1 o 2 minutos para responder preguntas. Si su charla es demasiado corta o demasiado larga, parece que no está preparado. Ensaye su charla varias veces para tener una mejor idea de su tiempo. Tenga en cuenta también que puede tener una tendencia a hablar más rápido durante su conversación real de lo que lo hará durante su ensayo. Hablar más rápido para acelerar no es una buena estrategia: es mucho mejor simplemente cortar el material con anticipación. Probablemente tendrá dificultades para pasar x diapositivas en x minutos.</text:p>
      <text:p text:style-name="Standard"><text:span text:style-name="T2">No escriba demasiado en cada diapositiva</text:span>. No quiere que las personas tengan que leer sus diapositivas, porque si el público está leyendo sus diapositivas, entonces no lo están escuchando. Desea que sus diapositivas proporcionen señales visuales de los puntos que está haciendo, no sustituyan sus palabras habladas. Concéntrese en exhibiciones gráficas y listas de ideas puntiagudas.</text:p>
      <text:p text:style-name="Standard"><text:span text:style-name="T2">Ponga su problema en contexto</text:span> Recuerde que (en la mayoría de los casos) la mayoría de su audiencia tendrá poco o ningún conocimiento de su tema. La forma más fácil de perder personas es sumergirse directamente en detalles técnicos que requieren conocimiento previo del dominio. Dedique unos minutos al comienzo de su charla presentando a su audiencia los aspectos más básicos de su tema y presentando algo de motivación para lo que está estudiando.</text:p>
      <text:p text:style-name="Standard"><text:span text:style-name="T2">Hable alto y claro</text:span> Recuerde que (en la mayoría de los casos) sabe más sobre su tema que cualquier otra persona en la sala, ¡así que hable y actúe con confianza!</text:p>
      <text:p text:style-name="Standard"><text:span text:style-name="T2">Cuente una historia, pero no necesariamente toda la historia</text:span> No es realista esperar que pueda contarle a su audiencia todo lo que sabe sobre su tema en x minutos. Debe esforzarse por transmitir las grandes ideas de una manera clara, pero no detenerse en los detalles. Su charla será exitosa si su audiencia puede alejarse entendiendo cuál era su pregunta de investigación, cómo la abordó y cuáles son las implicaciones de sus hallazgos.</text:p>
      <text:p text:style-name="Standard"/>
      <text:p text:style-name="Standard">2.5 El mundo más amplio de la visualización de datos Hasta ahora, nuestra discusión sobre la visualización de datos se ha limitado a gráficos de datos estáticos y bidimensionales. Sin embargo, hay muchas formas adicionales de visualizar datos. Mientras que el Capítulo 3 se enfoca en gráficos de datos estáticos, <text:span text:style-name="T1">el Capítulo 11 presenta varias herramientas de vanguardia para hacer visualizaciones interactivas de datos. Incluso en términos más generales, el campo de la analítica visual se refiere a la ciencia detrás de la construcción de interfaces visuales interactivas que mejoran la capacidad de razonar sobre los datos. </text:span>Finalmente, tenemos datos art.</text:p>
      <text:p text:style-name="P1">Puedes hacer muchas cosas con datos. En un extremo del espectro, puede centrarse en predecir el resultado de una variable de respuesta específica. En tales casos, su objetivo está muy bien definido y su éxito puede cuantificarse. En el otro extremo del espectro hay proyectos llamados <text:soft-page-break/>arte de datos, en los que el significado de lo que está haciendo con los datos es evasivo, pero la experiencia de ver los datos de una manera nueva es significativa en sí misma.</text:p>
      <text:p text:style-name="Standard">Considere las formas de Memo Akten y Quayola, inspiradas en el movimiento físico de los atletas en los Juegos de la Commonwealth. A través del análisis de video, estos movimientos se tradujeron en objetos digitales 3D que se muestran en la Figura 2.19. Observe cómo la imagen en la esquina superior izquierda evoca a un nadador que emerge a la superficie después de una inmersión. Cuando se ve como una película, <text:span text:style-name="T2">Forms es un ejemplo deslumbrante de arte de datos.</text:span></text:p>
      <text:p text:style-name="P16">Los proyectos de arte de datos exitosos requieren tanto talento artístico como habilidad técnica. Before Us is the Salesman’s House es una exploración en vivo y en continua actualización del mercado en línea eBay. Esta instalación fue creada por el estadístico Mark Hansen y el artista digital Jer Thorpe y se proyecta en una pantalla grande al ingresar al campus de eBay. La exhibición comienza levantando la obra clásica de Arthur Miller, Death of a Salesman, y "leyendo" el texto del primer capítulo. En el camino, se extraen varios sustantivos del texto (por ejemplo, flauta, refrigerador, silla, cama, trofeo, etc.). Para cada sucesión, la pantalla cambia a una pantalla geográfica de dónde se venden actualmente las cosas con ese nombre en la descripción en eBay, repletas de información de precios y subastas. (Tenga en cuenta que estas descripciones no siempre son perfectas. En el video, una búsqueda de "refrigerador" muestra una camiseta del ex ala defensiva de los Chicago Bears William "Refrigerador" Perry). A continuación, se elige una ciudad donde se vende dicho artículo, y se recogen todos los libros clásicos de literatura estadounidense que se venden cerca. Se elige uno y el ciclo vuelve al principio al "leer" la primera página de ese libro. Este proceso continúa indefinidamente. Al describir la exposición, Hansen habló de "un conjunto de datos que lee a otro". Es esta interacción de datos y literatura lo que hace que tales proyectos de arte de datos sean tan poderosos. </text:p>
      <text:p text:style-name="P16"/>
      <text:p text:style-name="Standard"><text:span text:style-name="T6">2.6 Recursos adicionales </text:span><text:span text:style-name="T3">Si bien los temas relacionados con la visualización de datos impregnan todo este texto, serán el foco particular de los Capítulos 3 (Visualización de datos II), 11 (Visualización de datos III) y 14 (Datos espaciales).</text:span><text:span text:style-name="T6"> Ninguna educación en gráficos de datos está completa sin leer la Pantalla visual de información cuantitativa de Tufte [196], que también contiene una descripción del mapa de cólera de John Snow (ver Capítulo 14). Para una descripción completa del incidente del Challenger, vea Explicaciones visuales [195]. Tufte también ha publicado otros dos libros emblemáticos [194, 198], así como polémicas razonadas sobre las deficiencias de PowerPoint [197]. El trabajo de Bill Cleveland sobre la percepción visual [55] proporciona la base para la taxonomía de Yau [243]. El texto de Yau [242] proporciona muchos ejemplos de visualizaciones de datos que invitan a la reflexión, particularmente el arte de datos. </text:span><text:span text:style-name="T2">La gramática de los gráficos fue descrita por primera vez por Wilkinson [238]. Hadley Wickham implementó ggplot2 basado en esta formulación [212].</text:span></text:p>
      <text:p text:style-name="P16">John Tukey desarrolló muchos gráficos de datos importantes [199]. Andrew Gelman [87] también ha escrito persuasivamente sobre gráficos de datos en revistas estadísticas. Gelman analiza un conjunto de gráficos de datos canónicos, así como las modificaciones sugeridas por Tufte. Nolan y Perrett discuten las tareas de visualización de datos y las rúbricas que se pueden usar para calificarlas [147]. Steven J. Murdoch ha creado algunas funciones R para dibujar el tipo de diagramas modificados que Tufte describe en [196]. Estos también aparecen en el paquete ggthemes [9]. Las paletas de colores de Cynthia Brewer están disponibles en http://colorbrewer2.org y a través del paquete RColorBrewer para R. Su trabajo se describe con más detalle en [38, 39]. Wickham y otros crearon la paleta de colores caprichosa que evoca las películas distintivas de Wes Anderson [173]. Technically Speaking (Denison University) es un proyecto financiado por NSF para consejos de presentación que contiene videos instructivos para estudiantes [136].</text:p>
      <text:p text:style-name="P16"/>
      <text:p text:style-name="P16">3.1 Una gramática para gráficos de datos</text:p>
      <text:p text:style-name="P16"><text:soft-page-break/>El paquete ggplot2 es una de las muchas creaciones del prolífico programador R Hadley Wick-ham. <text:span text:style-name="T1">Se ha convertido en uno de los paquetes R más utilizados, en gran parte debido a la forma en que construye gráficos de datos de forma incremental a partir de pequeños fragmentos de código.</text:span></text:p>
      <text:p text:style-name="P16"><text:span text:style-name="T1">En la gramática de ggplot2, una estética es un mapeo explícito entre una variable y las señales visuales que representan sus valores.</text:span> Un glifo es el elemento gráfico básico que representa un caso (otros términos utilizados incluyen "marca" y "símbolo"). En un diagrama de dispersión, las posiciones de un glifo en el diagrama, tanto en los sentidos horizontal como vertical, son las señales visuales que ayudan al espectador a comprender cuán grandes son las cantidades correspondientes. <text:span text:style-name="T1">La estética es el mapeo que define estas correspondencias. Cuando hay más de dos variables presentes, la estética adicional puede generar señales visuales adicionales.</text:span> Tenga en cuenta también que algunas señales visuales (como la dirección en una serie temporal) son implícitas y no tienen una estética correspondiente.</text:p>
      <text:p text:style-name="P16">Comenzamos con un conjunto de datos que incluye medidas que son relevantes para responder preguntas sobre productividad económica. La tabla de datos de CIACountries contiene siete variables recopiladas para cada uno de los 236 países: población (población), área (área), producto interno bruto (pib), porcentaje del PIB gastado en educación (educ), longitud de las carreteras por unidad de área ( carreteras), el uso de Internet como una fracción de la población (usuarios netos) y la cantidad de barriles de petróleo producidos por día (producción de petróleo). La tabla 3.1 muestra una selección de variables para los primeros seis países.</text:p>
      <text:p text:style-name="P16"/>
      <text:p text:style-name="P16"/>
      <text:p text:style-name="P45"/>
      <text:p text:style-name="P6"/>
      <text:p text:style-name="P16"/>
      <text:p text:style-name="P6">ggplot2 es un paquete R para producir gráficos estadísticos o de datos, pero es diferente a la mayoría de los otros paquetes de gráficos porque tiene una gramática subyacente profunda. Esta gramática, basada en la Gramática de los gráficos (Wilkinson 2005), está compuesta por un conjunto de componentes independientes que se pueden componer de muchas maneras diferentes. Esto hace que ggplot2 sea muy poderoso porque no está limitado a un conjunto de gráficos preespecificados, sino que puede crear nuevos gráficos que se adapten con precisión a su problema. Esto puede sonar abrumador, pero debido a que hay un conjunto simple de principios básicos y muy pocos casos especiales, ggplot2 también es fácil de aprender (aunque puede tomar un poco de tiempo olvidar las ideas preconcebidas de otras herramientas gráficas).</text:p>
      <text:p text:style-name="P16">Prácticamente, ggplot2 proporciona tramas hermosas y sin complicaciones que se ocupan de detalles complicados como dibujar leyendas. Las tramas se pueden construir de forma iterativa y editar más tarde. Un conjunto de valores predeterminados cuidadosamente seleccionados significa que la mayoría de las veces puede producir un gráfico con calidad de publicación en segundos, pero si tiene requisitos de formato especiales, un sistema de temas completo hace que sea fácil hacer lo que desea. En lugar de perder tiempo haciendo que su gráfico se vea bonito, puede enfocarse en crear un gráfico que revele mejor los mensajes en sus datos.</text:p>
      <text:p text:style-name="P16"><text:span text:style-name="T2">ggplot2 está diseñado para funcionar de forma iterativa. Puede comenzar con una capa que muestre los datos sin procesar y luego agregar capas de anotaciones y resúmenes estadísticos.</text:span><text:span text:style-name="T5"> </text:span>Le permite producir gráficos utilizando el mismo pensamiento estructurado que utiliza para diseñar un análisis, reduciendo la distancia entre un diagrama en la cabeza y uno en la página. Es especialmente útil para los estudiantes que aún no han desarrollado el enfoque estructurado para el análisis utilizado por los expertos.</text:p>
      <text:p text:style-name="Standard"><text:span text:style-name="T1">Aprender la gramática no solo te ayudará a crear gráficos que conoces ahora, sino que también te ayudará a pensar en nuevos gráficos que serían aún mejores.</text:span> Sin la gramática, no hay una teoría subyacente, por lo que la mayoría de los paquetes de gráficos son solo una gran colección de casos especiales. Por ejemplo, en la base R, si diseña un nuevo gráfico, está compuesto de elementos de <text:soft-page-break/>trama sin procesar, como puntos y líneas, y es difícil diseñar nuevos componentes que se combinen con las parcelas existentes. <text:span text:style-name="T1">En ggplot2, las expresiones utilizadas para crear un nuevo gráfico se componen de elementos de nivel superior, como representaciones de los datos sin procesar y transformaciones estadísticas, y se pueden combinar fácilmente con nuevos conjuntos de datos y otros gráficos.</text:span></text:p>
      <text:p text:style-name="P22">Este libro proporciona una introducción práctica a ggplot2 con muchos ejemplos de código y gráficos. También explica la gramática en la que se basa ggplot2. Al igual que otros sistemas formales, ggplot2 es útil incluso cuando no comprende el modelo subyacente. Sin embargo, cuanto más lo aprenda, más efectivamente podrá usar ggplot2.</text:p>
      <text:p text:style-name="P22">Este libro supone cierta familiaridad básica con R, al nivel descrito en el primer capítulo de las Estadísticas introductorias de Dalgaard con R. Este libro le presentará a ggplot2 como un novato, no familiarizado con la gramática; enseñarle los conceptos básicos para que pueda recrear tramas con las que ya está familiarizado; mostrarle cómo usar la gramática para crear nuevos tipos de gráficos; y eventualmente lo convertirá en un experto que puede construir nuevos componentes para extender la gramática.</text:p>
      <text:p text:style-name="P10">1.2 ¿Cuál es la gramática de los gráficos?</text:p>
      <text:p text:style-name="P10">Wilkinson (2005) creó la gramática de los gráficos para describir las características profundas que subyacen a todos los gráficos estadísticos. La gramática de los gráficos es una respuesta a una pregunta: ¿qué es un gráfico estadístico? La gramática en capas de gráficos (Wickham 2009) se basa en la gramática de Wilkinson, enfocándose en la primacía de las capas y adaptándola para incrustarla en R. En resumen, la gramática nos dice que un gráfico estadístico es un mapeo de datos a atributos estéticos (color, forma, tamaño) de objetos geométricos (puntos, líneas, barras). El gráfico también puede contener transformaciones estadísticas de los datos y se dibuja en un sistema de coordenadas específico. La creación de facetas se puede utilizar para generar el mismo gráfico para diferentes subconjuntos del conjunto de datos. <text:span text:style-name="T5">Es la combinación de estos componentes independientes que forman un gráfico.</text:span></text:p>
      <text:p text:style-name="P17">A medida que avanza el libro, la gramática formal se explicará con mayor detalle. La primera descripción de los componentes sigue a continuación. Introduce parte de la terminología que se utilizará en todo el libro y describe las responsabilidades básicas de cada componente. No se preocupe si todo no tiene sentido de inmediato: tendrá muchas más oportunidades de aprender sobre las piezas y cómo encajan.</text:p>
      <text:p text:style-name="P17"/>
      <text:p text:style-name="P18">Capítulo 5</text:p>
      <text:p text:style-name="P18">Construye un diagrama capa por capa</text:p>
      <text:p text:style-name="P18">5.1 Introducción</text:p>
      <text:p text:style-name="P2">Una de las ideas clave detrás de ggplot2 es que le permite iterar fácilmente, creando una trama compleja capa por capa. Cada capa puede provenir de un conjunto de datos diferente y tener un mapeo estético diferente, lo que permite crear gráficos sofisticados que muestran datos de múltiples fuentes.</text:p>
      <text:p text:style-name="P18">Ya ha creado capas con funciones como geom_point () y geom_histogram (). En este capítulo, profundizará en los detalles de una capa y cómo puede controlar los cinco componentes: datos, los mapeos estéticos, la geom, estadísticas y ajustes de posición. El objetivo aquí es brindarle las herramientas para construir tramas sofisticadas adaptadas al problema en cuestión.</text:p>
      <text:p text:style-name="P18"/>
      <text:p text:style-name="P18">5.2 Construyendo una parcela</text:p>
      <text:p text:style-name="P18">Hasta ahora, cada vez que creamos un diagrama con ggplot (), agregamos inmediatamente una capa con una función geom. Pero es importante darse cuenta de que realmente hay dos pasos distintos. Primero creamos un gráfico con un conjunto de datos predeterminado y asignaciones estéticas:</text:p>
      <text:p text:style-name="P18">….</text:p>
      <text:p text:style-name="P17"/>
      <text:p text:style-name="P17"><text:soft-page-break/>Todavía no hay nada que ver, por lo que debemos agregar una capa:</text:p>
      <text:p text:style-name="P17">…</text:p>
      <text:p text:style-name="P17"/>
      <text:p text:style-name="P17">5.3 Datos</text:p>
      <text:p text:style-name="P17">Cada capa debe tener algunos datos asociados, y esos datos deben estar en un marco de datos ordenado. Aprenderá sobre los datos ordenados en el Capítulo 9, pero por ahora, todo lo que necesita saber es que un marco de datos ordenado tiene variables en las columnas y observaciones en las filas. Esta es una restricción fuerte, pero hay buenas razones para ello:</text:p>
      <text:p text:style-name="P17">• Sus datos son muy importantes, por lo que es mejor ser explícito al respecto.</text:p>
      <text:p text:style-name="P17">• Un solo marco de datos también es más fácil de guardar que una multitud de vectores, lo que significa que es más fácil reproducir sus resultados o enviar sus datos a otra persona.</text:p>
      <text:p text:style-name="P17">• Impone una separación limpia de preocupaciones: ggplot2 convierte los marcos de datos en visualizaciones. Otros paquetes pueden crear marcos de datos en el formato correcto (obtenga más información al respecto en la Sección 11.4).</text:p>
      <text:p text:style-name="P3">No es necesario que los datos de cada capa sean los mismos, y a menudo es útil combinar varios conjuntos de datos en un solo gráfico. Para ilustrar esa idea, voy a generar dos nuevos conjuntos de datos relacionados con el conjunto de datos mpg. Primero ajustaré un modelo de loess y generaré predicciones a partir de él. (Esto es lo que geom_smooth () hace detrás de escena)</text:p>
      <text:p text:style-name="P3">…</text:p>
      <text:p text:style-name="P17"/>
      <text:p text:style-name="P19">Tenga en cuenta que necesita los datos explícitos = en las capas, pero no en la llamada a ggplot (). Eso es porque el orden de los argumentos es diferente. Esto es un poco inconsistente, pero reduce la tipificación para el caso común en el que especifica los datos una vez en ggplot () y modifica la estética en cada capa.</text:p>
      <text:p text:style-name="P19">En este ejemplo, cada capa utiliza un conjunto de datos diferente. Podríamos definir el mismo gráfico de otra manera, omitiendo el conjunto de datos predeterminado y especificando un conjunto de datos para cada capa:</text:p>
      <text:p text:style-name="P19">…</text:p>
      <text:p text:style-name="P19"/>
      <text:p text:style-name="P19">5.4 Mapeos estéticos</text:p>
      <text:p text:style-name="P7">Las asignaciones estéticas, definidas con aes (), describen cómo las variables se asignan a propiedades visuales o estéticas. aes () toma una secuencia de pares de variables estéticas como esta:</text:p>
      <text:p text:style-name="P7">…</text:p>
      <text:p text:style-name="P7"/>
      <text:p text:style-name="P20">5.5 Geoms</text:p>
      <text:p text:style-name="P8">Los objetos geométricos, o geoms para abreviar, realizan la representación real de la capa, controlando el tipo de trazado que crea. Por ejemplo, usar un punto geom creará un diagrama de dispersión, mientras que usar una línea geom creará un diagrama lineal.</text:p>
      <text:p text:style-name="P8"/>
      <text:p text:style-name="P20">Capítulo 7 Posicionamiento</text:p>
      <text:p text:style-name="P20"/>
      <text:p text:style-name="P20">7.1 Introducción</text:p>
      <text:p text:style-name="P20"><text:span text:style-name="T1">Este capítulo discute la posición, particularmente cómo se presentan las facetas en una página y cómo funcionan los sistemas de coordenadas dentro de un panel.</text:span> Hay cuatro componentes que controlan la posición. Ya has aprendido sobre dos de ellos que funcionan dentro de una faceta:</text:p>
      <text:p text:style-name="P20">• Los ajustes de posición ajustan la posición de los objetos superpuestos dentro de una capa. Estos son más útiles para barras y otras geoms de intervalo, pero pueden ser útiles en otras situaciones (Sección 5.7).</text:p>
      <text:p text:style-name="P20"><text:soft-page-break/>• Las escalas de posición controlan cómo se asignan los valores en los datos a las posiciones en el gráfico (Sección 6.6.1).</text:p>
      <text:p text:style-name="P20"/>
      <text:p text:style-name="P9">Este capítulo describirá los otros dos componentes y le mostrará cómo encajan las cuatro piezas:</text:p>
      <text:p text:style-name="P9">• La creación de facetas es un mecanismo para diseñar automáticamente varias parcelas en una página. Divide los datos en subconjuntos y luego traza cada subconjunto en un panel diferente. Tales tramas a menudo se llaman múltiplos pequeños o gráficos enrejados (Sección 7.2).</text:p>
      <text:p text:style-name="P21">• Los sistemas de coordenadas controlan cómo se combinan las dos escalas de posición independientes para crear un sistema de coordenadas 2D. El sistema de coordenadas más común es el cartesiano, pero otros sistemas de coordenadas pueden ser útiles en circunstancias especiales (Sección 7.3).</text:p>
      <text:p text:style-name="P21"/>
      <text:p text:style-name="P35">7.2 Facetado</text:p>
      <text:p text:style-name="P35"><text:span text:style-name="T1">Primero encontró facetas en la Sección 2.5. La creación de facetas genera pequeños múltiplos, cada uno de los cuales muestra un subconjunto diferente de los datos. Los múltiplos pequeños son una herramienta poderosa para el análisis exploratorio de datos: puede comparar rápidamente patrones en diferentes partes de los datos y ver si son iguales o diferentes.</text:span> Esta sección analizará cómo puede ajustar las facetas, particularmente la forma en que interactúan con las escalas de posición.</text:p>
      <text:p text:style-name="P35"/>
      <text:p text:style-name="P35">Hay tres tipos de facetas:</text:p>
      <text:p text:style-name="P35">• facet_null (): un único diagrama, el predeterminado.</text:p>
      <text:p text:style-name="P35">• facet_wrap (): "envuelve" una cinta de paneles 1d en 2d.</text:p>
      <text:p text:style-name="P35">• facet_grid (): produce una cuadrícula 2D de paneles definidos por variables que forman las filas y columnas.</text:p>
      <text:p text:style-name="P35"/>
      <text:p text:style-name="P35">Las parcelas facetadas tienen la capacidad de llenar mucho espacio, por lo que para este capítulo utilizaremos un subconjunto del conjunto de datos mpg que tiene un número manejable de niveles: tres cilindros (4, 6, 8), dos tipos de transmisión ( 4 yf), y seis clases.</text:p>
      <text:p text:style-name="P35"/>
      <text:p text:style-name="P35">7.2.1 Envoltura de facetas</text:p>
      <text:p text:style-name="P35">facet_wrap () crea una larga cinta de paneles (generada por cualquier número de variables) y la envuelve en 2d. Esto es útil si tiene una sola variable con muchos niveles y desea organizar las parcelas de una manera más eficiente en cuanto al espacio.</text:p>
      <text:p text:style-name="P35">Puede controlar cómo se envuelve la cinta en una cuadrícula con ncol, nrow, as.table y dir. ncol y nrow controlan cuántas columnas y filas (solo necesita establecer una). as.table controla si las facetas se presentan como una tabla (VERDADERO), con los valores más altos en la parte inferior derecha, o un gráfico (FALSO), con los valores más altos en la parte superior derecha. dir controla la dirección del ajuste: horizontal o vertical.</text:p>
      <text:p text:style-name="P35"/>
      <text:p text:style-name="P37">4.4.3 Sistema de coordenadas</text:p>
      <text:p text:style-name="P11">Un sistema de coordenadas, o coord para abreviar, asigna la posición de los objetos en el plano de la trama. La posición a menudo se especifica mediante dos coordenadas (x, y), pero potencialmente podría ser tres o más (aunque esto no se implementa en ggplot2). El sistema de coordenadas cartesianas es el sistema de coordenadas más común para dos dimensiones, mientras que las coordenadas polares y varias proyecciones de mapas se usan con menos frecuencia.</text:p>
      <text:p text:style-name="P37"><text:span text:style-name="T1">Los sistemas de coordenadas afectan a todas las variables de posición simultáneamente y difieren de las escalas en que también cambian la apariencia de los objetos geométricos. Por ejemplo, en coordenadas polares, los geoms de barra parecen segmentos de un círculo.</text:span> Además, el escalado se realiza antes de la transformación estadística, mientras que las transformaciones de coordenadas ocurren después. Las consecuencias de esto se muestran en la Sección 7.5.</text:p>
      <text:p text:style-name="P37"><text:soft-page-break/><text:span text:style-name="T1">Los sistemas de coordenadas controlan cómo se dibujan los ejes y las líneas de cuadrícula. La Figura 4.4 ilustra tres tipos diferentes de sistemas de coordenadas.</text:span> Hay muy pocos consejos disponibles para dibujar estos para sistemas de coordenadas no cartesianos, por lo que se necesita mucho trabajo para producir resultados pulidos. Vea la Sección 7.3 para más detalles.</text:p>
      <text:p text:style-name="P37"/>
      <text:p text:style-name="P37">7.3 Sistemas de coordenadas</text:p>
      <text:p text:style-name="P37">Los sistemas de coordenadas tienen dos trabajos principales:</text:p>
      <text:p text:style-name="P37"><text:span text:style-name="T1">• Combine la estética de dos posiciones para producir una posición 2d en la trama. La estética de la posición se llama x e y, pero podría llamarse mejor posición 1 y 2 porque su significado depende del sistema de coordenadas utilizado. Por ejemplo, con el sistema de coordenadas polares se convierten en ángulo y radio (o radio y ángulo)</text:span>, y con los mapas se convierten en latitud y longitud.</text:p>
      <text:p text:style-name="P37">• En coordinación con el faceter, los sistemas de coordenadas dibujan ejes y fondos de panel. Si bien las escalas controlan los valores que aparecen en los ejes y cómo se asignan desde los datos a la posición, es el sistema de coordenadas el que realmente los dibuja. Esto se debe a que su apariencia depende del sistema de coordenadas: un eje angular se ve bastante diferente a un eje x.</text:p>
      <text:p text:style-name="P37"/>
      <text:p text:style-name="P38">Hay dos tipos de sistema de coordenadas. Los sistemas de coordenadas lineales preservan la forma de geoms:</text:p>
      <text:p text:style-name="P12">• coord_cartesian (): el sistema de coordenadas cartesianas predeterminado, donde la posición 2d de un elemento viene dada por la combinación de las posiciones x e y.</text:p>
      <text:p text:style-name="P12">• coord_flip (): sistema de coordenadas cartesianas con los ejes x e y invertidos.</text:p>
      <text:p text:style-name="P38">• coord_fixed (): sistema de coordenadas cartesianas con una relación de aspecto fija.</text:p>
      <text:p text:style-name="P38"/>
      <text:p text:style-name="P38">Por otro lado, los sistemas de coordenadas no lineales pueden cambiar las formas: una línea recta ya no puede ser recta. La distancia más cercana entre dos puntos ya no puede ser una línea recta.</text:p>
      <text:p text:style-name="P38">• coord_map () / coord_quickmap (): proyecciones de mapas.</text:p>
      <text:p text:style-name="P12">• coord_polar (): coordenadas polares.</text:p>
      <text:p text:style-name="P38">• coord_trans (): aplica transformaciones arbitrarias a las posiciones x e y, después de que los datos hayan sido procesados por la estadística. Cada sistema de coordenadas se describe con más detalle a continuación. <text:span text:style-name="T9">Pagina 162</text:span></text:p>
      <text:p text:style-name="P44"/>
      <text:p text:style-name="P40">Capítulo 8</text:p>
      <text:p text:style-name="P40">Temas 8.1 Introducción</text:p>
      <text:p text:style-name="P39"><text:span text:style-name="T8">En este capítulo aprenderá a usar </text:span><text:span text:style-name="T4">el sistema de temas ggplot2, que le permite ejercer un control preciso sobre los elementos que no son datos de su trama. El sistema de temas no afecta cómo los datos son representados por geoms, o cómo se transforman por escalas. Los temas no cambian las propiedades perceptivas de la trama, pero ayudan a que la trama sea estéticamente agradable o coincida con una guía de estilo existente. Los temas le dan control sobre cosas como fuentes, marcas, paneles y fondos.</text:span></text:p>
      <text:p text:style-name="P14"/>
      <text:p text:style-name="P25">Esta separación de control en partes de datos y no de datos es bastante diferente de los gráficos de base y enrejados. En los gráficos base y en celosía, la mayoría de las funciones toman una gran cantidad de argumentos que especifican la apariencia de datos y no datos, lo que hace que las funciones sean complicadas y difíciles de aprender. ggplot2 adopta un enfoque diferente: cuando crea el gráfico, determina cómo se muestran los datos, luego, una vez que se ha creado, puede editar cada detalle de la representación, utilizando el sistema de temas.</text:p>
      <text:p text:style-name="P24"/>
      <text:p text:style-name="P13">El sistema de temas está compuesto por cuatro componentes principales:</text:p>
      <text:p text:style-name="P13"><text:soft-page-break/>• Los elementos del tema especifican los elementos que no son de datos que puede controlar. Por ejemplo, el elemento plot.title controla la apariencia del título de la trama; axis.ticks.x, los ticks en el eje x; legend.key.height, la altura de las claves en la leyenda.</text:p>
      <text:p text:style-name="P13">• Cada elemento está asociado con una función de elemento, que describe las propiedades visuales del elemento. Por ejemplo, element_text () establece el tamaño de fuente, el color y la cara de los elementos de texto como plot.title.</text:p>
      <text:p text:style-name="P13">• La función theme () que le permite anular los elementos de tema predeterminados llamando a funciones de elemento, como theme (plot.title = element_text (color = "red")).</text:p>
      <text:p text:style-name="P13">• Los temas completos, como theme_grey () establecen todos los elementos del tema en valores diseñados para trabajar juntos de manera armoniosa</text:p>
      <text:p text:style-name="P26"/>
      <text:p text:style-name="P26">Por ejemplo, imagina que has hecho la siguiente gráfica de tus datos.</text:p>
      <text:p text:style-name="P26">….</text:p>
      <text:p text:style-name="P26"/>
      <text:p text:style-name="P27">Ha cumplido su propósito para usted: ha aprendido que cty y hwy están altamente correlacionados, ambos están estrechamente unidos con cyl, y que hwy siempre es mayor que cty (y la diferencia aumenta a medida que cty aumenta). Ahora desea compartir la trama con otros, tal vez publicándola en un documento. Eso requiere algunos cambios. Primero, debes asegurarte de que la trama pueda estar sola:</text:p>
      <text:p text:style-name="P27">• Mejora de los ejes y etiquetas de leyenda.</text:p>
      <text:p text:style-name="P27">• Agregar un título para la trama.</text:p>
      <text:p text:style-name="P27">• Ajustar la escala de colores.</text:p>
      <text:p text:style-name="P27"/>
      <text:p text:style-name="P27">Afortunadamente, ya sabes cómo hacerlo porque has leído el Capítulo 6:</text:p>
      <text:p text:style-name="P27">…</text:p>
      <text:p text:style-name="P27"/>
      <text:p text:style-name="P28">A continuación, debe asegurarse de que la trama coincida con las pautas de estilo de su diario:</text:p>
      <text:p text:style-name="P28">• El fondo debe ser blanco, no gris pálido.</text:p>
      <text:p text:style-name="P28">• La leyenda debe colocarse dentro de la trama si hay espacio.</text:p>
      <text:p text:style-name="P28">• Las líneas de cuadrícula principales deben ser de color gris pálido y las líneas de cuadrícula menores deben eliminarse.</text:p>
      <text:p text:style-name="P28">• El título de la trama debe ser texto en negrita de 12 puntos.</text:p>
      <text:p text:style-name="P28"/>
      <text:p text:style-name="P28">En este capítulo, aprenderá a usar el sistema de temas para realizar esos cambios, como se muestra a continuación:</text:p>
      <text:p text:style-name="P28">….</text:p>
      <text:p text:style-name="P28"/>
      <text:p text:style-name="P28">Finalmente, el diario quiere la figura como un archivo TIFF de 600 ppp. Aprenderá los detalles de ggsave () en la Sección 8.5.</text:p>
      <text:p text:style-name="P28"/>
      <text:p text:style-name="P29">8.2 Temas completos</text:p>
      <text:p text:style-name="P29">ggplot2 viene con una serie de temas integrados. El más importante es theme_grey (), el tema de firma ggplot2 con un fondo gris claro y líneas de cuadrícula blancas. El tema está diseñado para presentar los datos mientras se respaldan las comparaciones, siguiendo los consejos de (Tufte 2006; Brewer 1994; Carr 2002; Carr 1994; Carr y Sun 1999). Todavía podemos ver las líneas de la cuadrícula para ayudar a juzgar la posición (Cleveland 1993), pero tienen poco impacto visual y podemos "ajustarlas" fácilmente. El fondo gris le da a la trama un color tipográfico similar al del texto, asegurando que los gráficos encajen con el flujo de un documento sin saltar con un fondo blanco brillante. Finalmente, el <text:soft-page-break/>fondo gris crea un campo de color continuo que garantiza que la trama se perciba como una entidad visual única.</text:p>
      <text:p text:style-name="P29"/>
      <text:p text:style-name="P15">Hay otros siete temas integrados en ggplot2 1.1.0:</text:p>
      <text:p text:style-name="P15">• theme_bw (): una variación en theme_grey () que usa un fondo blanco y líneas gruesas grises.</text:p>
      <text:p text:style-name="P15">• theme_linedraw (): un tema con solo líneas negras de varios anchos sobre fondos blancos, que recuerda a un dibujo lineal.</text:p>
      <text:p text:style-name="P15">• theme_light (): similar a theme_linedraw () pero con líneas y ejes de color gris claro, para dirigir más la atención hacia los datos.</text:p>
      <text:p text:style-name="P15">• theme_dark (): el primo oscuro de theme_light (), con tamaños de línea similares pero un fondo oscuro. Útil para resaltar líneas finas de color.</text:p>
      <text:p text:style-name="P15">• theme_minimal (): un tema minimalista sin anotaciones de fondo.</text:p>
      <text:p text:style-name="P15">• theme_classic (): un tema de aspecto clásico, con líneas de eje x e y sin líneas de cuadrícula. • theme_void (): un tema completamente vacío.</text:p>
      <text:p text:style-name="P30"/>
      <text:p text:style-name="P30">Todos los temas tienen un parámetro base_size que controla el tamaño de fuente base. El tamaño de fuente base es el tamaño que usan los títulos de los ejes: el título de la trama suele ser más grande (1.2x), y las etiquetas de marca y franja son más pequeñas (0.8x). Si desea controlar estos tamaños por separado, deberá modificar los elementos individuales como se describe a continuación.</text:p>
      <text:p text:style-name="P30"/>
      <text:p text:style-name="P31">Además de aplicar los temas un diagrama a la vez, puede cambiar el tema predeterminado con theme_set (). Por ejemplo, si realmente odia el fondo gris predeterminado, ejecute theme_set (theme_bw ()) para usar un fondo blanco para todos los gráficos.</text:p>
      <text:p text:style-name="P31"/>
      <text:p text:style-name="P31">No está limitado a los temas integrados en ggplot2. Otros paquetes, como ggthemes de Jeffrey Arnold, agregan aún más. Aquí hay algunos de mis favoritos de ggthemes:</text:p>
      <text:p text:style-name="P31">….</text:p>
      <text:p text:style-name="P31"/>
      <text:p text:style-name="P4">Los temas completos son un excelente lugar para comenzar, pero no te dan mucho control. Para modificar elementos individuales, debe usar theme () para anular la configuración predeterminada de un elemento con una función de elemento.</text:p>
      <text:p text:style-name="P31"/>
      <text:p text:style-name="P46">8.3 Modificar componentes del tema</text:p>
      <text:p text:style-name="P46">Para modificar un componente de tema individual, usa código como plot + theme (element.name = element_function ()). En esta sección, aprenderá acerca de las funciones básicas de los elementos, y luego en la siguiente sección, verá todos los elementos que puede modificar.</text:p>
      <text:p text:style-name="P32"/>
      <text:p text:style-name="P32">Hay cuatro tipos básicos de funciones de elementos incorporados: texto, líneas, rectángulos y en blanco. Cada función de elemento tiene un conjunto de parámetros que controlan la apariencia:</text:p>
      <text:p text:style-name="P32"/>
      <text:p text:style-name="P32">• element_text () dibuja etiquetas y encabezados. Puede controlar la familia de fuentes, la cara, el color, el tamaño (en puntos), hjust, vjust, ángulo (en grados) y altura de línea (como proporción del tipo de letra). Se pueden encontrar más detalles sobre los parámetros en viñeta ("ggplot2-specs"). Establecer la fuente es particularmente desafiante.</text:p>
      <text:p text:style-name="P32">…</text:p>
      <text:p text:style-name="P32"/>
      <text:p text:style-name="P32">Puede controlar los márgenes alrededor del texto con el argumento de margen y la función margin (). margen () tiene cuatro argumentos: la cantidad de espacio (en puntos) para agregar a los lados superior, derecho, inferior e izquierdo del texto. Cualquier elemento no especificado por defecto es 0.</text:p>
      <text:p text:style-name="P32"><text:soft-page-break/>…</text:p>
      <text:p text:style-name="P32"/>
      <text:p text:style-name="P32">• element_line () dibuja líneas parametrizadas por color, tamaño y tipo de línea: </text:p>
      <text:p text:style-name="P32">...</text:p>
      <text:p text:style-name="P26"/>
      <text:p text:style-name="P26">• element_rect () dibuja rectángulos, utilizados principalmente para fondos, parametrizados por color de relleno y color de borde, tamaño y tipo de línea.</text:p>
      <text:p text:style-name="P26">…</text:p>
      <text:p text:style-name="P26"/>
      <text:p text:style-name="P38">• element_blank () no dibuja nada. Use esto si no desea que se dibuje nada y no se asigne espacio para ese elemento. El siguiente ejemplo usa element_blank () para suprimir progresivamente la apariencia de elementos que no nos interesan. Observe cómo la gráfica reclama automáticamente el espacio utilizado previamente por estos elementos: si no desea que esto suceda (tal vez porque necesitan alinearse con otras parcelas en la página), use color = NA, fill = NA para crear elementos invisibles que aún ocupan espacio.</text:p>
      <text:p text:style-name="P38">…</text:p>
      <text:p text:style-name="P38"/>
      <text:p text:style-name="P41">• Algunas otras configuraciones toman unidades de cuadrícula. Créelos con unit (1, "cm") o unit (0.25, "in").</text:p>
      <text:p text:style-name="P41"/>
      <text:p text:style-name="P41">Para modificar elementos de tema para todas las tramas futuras, use theme_update (). Devuelve la configuración del tema anterior, por lo que puede restaurar fácilmente los parámetros originales una vez que haya terminado.</text:p>
      <text:p text:style-name="P41">…</text:p>
      <text:p text:style-name="P41"/>
      <text:p text:style-name="P5">8.4 Elementos del tema</text:p>
      <text:p text:style-name="P5"/>
      <text:p text:style-name="P5">Hay alrededor de 40 elementos únicos que controlan la apariencia de la trama. Se pueden agrupar aproximadamente en cinco categorías: trazado, eje, leyenda, panel y faceta. Las siguientes secciones describen cada uno a su vez.</text:p>
      <text:p text:style-name="P42"><text:s/></text:p>
      <text:p text:style-name="P42">8.4.1 Elementos de la trama</text:p>
      <text:p text:style-name="P42">Algunos elementos afectan la trama en su conjunto:</text:p>
      <text:p text:style-name="P42">…</text:p>
      <text:p text:style-name="P42"/>
      <text:p text:style-name="P42">plot.background dibuja un rectángulo que subyace a todo lo demás en la trama. De forma predeterminada, ggplot2 usa un fondo blanco que garantiza que el gráfico se pueda usar donde sea que termine (por ejemplo, incluso si guarda como png y coloca una diapositiva con un fondo negro). Al exportar gráficos para usar en otros sistemas, es posible que desee hacer que el fondo sea transparente con fill = NA. Del mismo modo, si está incrustando un gráfico en un sistema que ya tiene márgenes, es posible que desee eliminar los márgenes integrados. Tenga en cuenta que todavía es necesario un pequeño margen si desea dibujar un borde alrededor del gráfico.</text:p>
      <text:p text:style-name="P42">...</text:p>
      <text:p text:style-name="P42"/>
      <text:p text:style-name="P43">8.4.2 Elementos del eje</text:p>
      <text:p text:style-name="P43">Los elementos del eje controlan la apariencia de los ejes:</text:p>
      <text:p text:style-name="P43">…</text:p>
      <text:p text:style-name="P43"/>
      <text:p text:style-name="P43"><text:soft-page-break/>Tenga en cuenta que axis.text (y axis.title) viene en tres formas: axis.text, axis.text.x y axis.text.y. Utilice el primer formulario si desea modificar las propiedades de ambos ejes a la vez: cualquier propiedad que no establezca explícitamente en axis.text.x y axis.text.y se heredará de axis.text.</text:p>
      <text:p text:style-name="P43">…</text:p>
      <text:p text:style-name="P43"/>
      <text:p text:style-name="P43">El ajuste más común es rotar las etiquetas del eje x para evitar etiquetas superpuestas largas. Si hace esto, tenga en cuenta que los ángulos negativos tienden a verse mejor y debe establecer hjust = 0 y vjust = 1:</text:p>
      <text:p text:style-name="P43">…</text:p>
      <text:p text:style-name="P43"/>
      <text:p text:style-name="P43">8.4.3 Elementos de leyenda</text:p>
      <text:p text:style-name="P43"/>
      <text:p text:style-name="P43">Los elementos de la leyenda controlan la apariencia de todas las leyendas. También puede modificar la apariencia de leyendas individuales modificando los mismos elementos en guide_legend () o guide_colourbar ().</text:p>
      <text:p text:style-name="P43">…</text:p>
      <text:p text:style-name="P43"/>
      <text:p text:style-name="P43">Estas opciones se ilustran a continuación:</text:p>
      <text:p text:style-name="P43">…</text:p>
      <text:p text:style-name="P43"/>
      <text:p text:style-name="P43">Hay otras cuatro propiedades que controlan cómo se presentan las leyendas en el contexto de la trama (legend.position, legend.direction, legend.justification, legend.box). Se describen en la Sección 6.4.2.</text:p>
      <text:p text:style-name="P33"/>
      <text:p text:style-name="P34"/>
      <text:p text:style-name="P33"/>
      <text:p text:style-name="P23">16… 37… <text:span text:style-name="T7">103</text:span></text:p>
      <text:p text:style-name="P23"/>
      <text:p text:style-name="P23"/>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7T10:08:51.517639918</meta:creation-date>
    <meta:editing-duration>PT21H6M24S</meta:editing-duration>
    <meta:editing-cycles>15</meta:editing-cycles>
    <meta:generator>LibreOffice/6.0.7.3$Linux_X86_64 LibreOffice_project/00m0$Build-3</meta:generator>
    <dc:date>2020-07-26T16:40:30.368718424</dc:date>
    <meta:document-statistic meta:table-count="0" meta:image-count="0" meta:object-count="0" meta:page-count="12" meta:paragraph-count="166" meta:word-count="6334" meta:character-count="39096" meta:non-whitespace-character-count="32924"/>
  </office:meta>
</office:document-meta>
</file>